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unito" svg:font-family="Nunito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8" style:parent-style-name="Standard" style:family="paragraph">
      <style:paragraph-properties fo:text-align="center"/>
      <style:text-properties fo:font-weight="bold" style:font-weight-asian="bold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Fuentedepárrafopredeter." style:family="text">
      <style:text-properties fo:font-weight="bold" style:font-weight-asian="bold"/>
    </style:style>
    <style:style style:name="P11" style:parent-style-name="Standard" style:family="paragraph">
      <style:text-properties fo:font-weight="bold" style:font-weight-asian="bold"/>
    </style:style>
    <style:style style:name="P12" style:parent-style-name="Standard" style:list-style-name="LFO1" style:family="paragraph"/>
    <style:style style:name="T13" style:parent-style-name="Fuentedepárrafopredeter." style:family="text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list-style-name="LFO3" style:family="paragraph">
      <style:paragraph-properties fo:text-align="justify"/>
    </style:style>
    <style:style style:name="P16" style:parent-style-name="Standard" style:list-style-name="LFO3" style:family="paragraph">
      <style:paragraph-properties fo:text-align="justify"/>
    </style:style>
    <style:style style:name="P17" style:parent-style-name="Standard" style:list-style-name="LFO3" style:family="paragraph">
      <style:paragraph-properties fo:text-align="justify"/>
    </style:style>
    <style:style style:name="P18" style:parent-style-name="Standard" style:list-style-name="LFO3" style:family="paragraph">
      <style:paragraph-properties fo:text-align="justify"/>
    </style:style>
    <style:style style:name="P19" style:parent-style-name="Standard" style:list-style-name="LFO3" style:family="paragraph">
      <style:paragraph-properties fo:text-align="justify"/>
    </style:style>
    <style:style style:name="P20" style:parent-style-name="Standard" style:list-style-name="LFO3" style:family="paragraph">
      <style:paragraph-properties fo:text-align="justify"/>
    </style:style>
    <style:style style:name="P21" style:parent-style-name="Standard" style:list-style-name="LFO3" style:family="paragraph">
      <style:paragraph-properties fo:text-align="justify"/>
    </style:style>
    <style:style style:name="P22" style:parent-style-name="Standard" style:list-style-name="LFO3" style:family="paragraph">
      <style:paragraph-properties fo:text-align="justify"/>
    </style:style>
    <style:style style:name="P23" style:parent-style-name="Standard" style:list-style-name="LFO3" style:family="paragraph">
      <style:paragraph-properties fo:text-align="justify"/>
    </style:style>
  </office:automatic-styles>
  <office:body>
    <office:text text:use-soft-page-breaks="true">
      <text:p text:style-name="P1"/>
      <text:p text:style-name="P8">Taller Nro 4</text:p>
      <text:p text:style-name="Standard"><text:span text:style-name="T9">Nombre:</text:span></text:p>
      <text:p text:style-name="Standard"><text:span text:style-name="T10">Taller:</text:span><text:s/>UML</text:p>
      <text:p text:style-name="P11">Objetivo:</text:p>
      <text:list text:style-name="LFO1" text:continue-numbering="true">
        <text:list-item>
          <text:p text:style-name="P12">Utilizar UML para describir las actividades de un proceso</text:p>
        </text:list-item>
      </text:list>
      <text:p text:style-name="Standard"/>
      <text:p text:style-name="Standard"><text:span text:style-name="T13">Actividad</text:span>:</text:p>
      <text:p text:style-name="Standard"/>
      <text:p text:style-name="P14">Ejemplo 1: Emitir identificación de estudiante</text:p>
      <text:p text:style-name="Standard"/>
      <text:p text:style-name="Standard">En resumen,<text:s/>verificaremos el proceso que debe ejecutar un futuro estudiante de una universidad para recibir una tarjeta de identificación de estudiante (carnet de estudiante).</text:p>
      <text:p text:style-name="Standard"/>
      <text:p text:style-name="Standard">Se usará un diagrama de actividad para modelar este proceso.</text:p>
      <text:p text:style-name="Standard"/>
      <text:p text:style-name="Standard">En forma textual, el proceso<text:s/>de emisión de una identificación de estudiante se puede describir de la siguiente manera:</text:p>
      <text:list text:style-name="LFO3" text:continue-numbering="true">
        <text:list-item>
          <text:p text:style-name="P15">Para obtener una identificación de estudiante, el estudiante debe<text:s/>solicitar esta identificación<text:s/>a un empleado de la oficina de estudiantes.</text:p>
        </text:list-item>
        <text:list-item>
          <text:p text:style-name="P16">El empleado le entrega al<text:s/>estudiante los formularios<text:s/>que el estudiante debe<text:s/>llenar<text:s/>para matricularse en la universidad.</text:p>
        </text:list-item>
        <text:list-item>
          <text:p text:style-name="P17">Estos formularios incluyen la identificación del estudiante en sí, que es una pequeña tarjeta de cartón de estilo antiguo. El<text:s/>estudiante debe ingresar datos personales en esta tarjeta</text:p>
        </text:list-item>
        <text:list-item>
          <text:p text:style-name="P18">El empleado lo confirma con un sello después de verificarlo con ciertos documentos.</text:p>
        </text:list-item>
        <text:list-item>
          <text:p text:style-name="P19">La identificación de estudiante solo es válida si tiene una etiqueta de semestre actual.</text:p>
        </text:list-item>
        <text:list-item>
          <text:p text:style-name="P20">Una vez que el estudiante ha llenado los formularios, el<text:s/>estudiante se<text:s/>los devuelve al empleado<text:s/>en la oficina del estudiante y le entrega documentos como identificación con foto, certificado de finalización de estudios y certificado de nacimiento.</text:p>
        </text:list-item>
        <text:list-item>
          <text:p text:style-name="P21">El empleado revisa los documentos.<text:s/>Si los documentos<text:s/>están incompletos o el estudiante no está autorizado a recibir una identificación de estudiante de la universidad,<text:s/>el proceso se da por terminado de inmediato.</text:p>
        </text:list-item>
        <text:list-item>
          <text:p text:style-name="P22">Si todos los documentos están en orden, el empleado<text:s/>verifica si el estudiante ha completado la identificación de estudiante correctamente. Si hay algún error, esta identificación se destruye y el estudiante debe completar otra. De lo contrario, la identificación está sellada.</text:p>
        </text:list-item>
        <text:list-item>
          <text:p text:style-name="P23">Sin embargo, la identificación del estudiante no es válida hasta que lleve la etiqueta<text:s/>del semestre enviada al estudiante por correo.<text:tab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unito" svg:font-family="Nunito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</style:style>
    <style:style style:name="T3" style:parent-style-name="Fuentedepárrafopredeter." style:family="text">
      <style:text-properties fo:font-weight="bold" style:font-weight-asian="bold" fo:color="#333333" fo:font-size="10pt" style:font-size-asian="10pt" style:font-size-complex="10pt" fo:language="en" fo:country="US" style:language-asian="en" style:country-asian="US" style:language-complex="ar" style:country-complex="SA"/>
    </style:style>
    <style:style style:name="T4" style:parent-style-name="Fuentedepárrafopredeter." style:family="text">
      <style:text-properties fo:font-weight="bold" style:font-weight-asian="bold" fo:color="#333333" fo:font-size="10pt" style:font-size-asian="10pt" style:font-size-complex="10pt"/>
    </style:style>
    <style:style style:name="P5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  <style:text-properties fo:font-weight="bold" style:font-weight-asian="bold" fo:color="#333333" fo:font-size="10pt" style:font-size-asian="10pt" style:font-size-complex="10pt"/>
    </style:style>
    <style:style style:name="P6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  <style:text-properties fo:font-style="italic" style:font-style-asian="italic" style:font-style-complex="italic" fo:color="#333333" fo:font-size="9pt" style:font-size-asian="9pt" style:font-size-complex="9pt"/>
    </style:style>
    <style:style style:name="P7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  <style:text-properties style:font-name-asian="Nunito" style:font-name-complex="Calibri" fo:font-style="italic" style:font-style-asian="italic" style:font-style-complex="italic" fo:color="#333333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parallel" style:wrap-contour="false" fo:clip="rect(0.3693in, 0in, 0.3535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n2" text:anchor-type="paragraph" svg:x="0.5339in" svg:y="0.0681in" svg:width="1.5866in" svg:height="0.5217in" style:rel-width="scale" style:rel-height="scale"><draw:image xlink:href="media/image1.png" xlink:type="simple" xlink:show="embed" xlink:actuate="onLoad"/><svg:title/><svg:desc/></draw:frame></text:span><text:span text:style-name="T4">FACULTAD DE <text:s/>LA ENERGÍA, LAS INDUSTRIAS Y</text:span></text:p>
        <text:p text:style-name="P5">LOS RECURSOS NATURALES NO RENOVABLES</text:p>
        <text:p text:style-name="P6">Carrera de Ingeniería en Sistemas</text:p>
        <text:p text:style-name="P7"><text:bookmark-start text:name="__DdeLink__234_726736877"/>Carrera Computación<text:bookmark-end text:name="__DdeLink__234_726736877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 E N O V O</meta:initial-creator>
    <dc:creator>L E N O V O</dc:creator>
    <meta:creation-date>2022-11-14T12:42:00Z</meta:creation-date>
    <dc:date>2022-11-14T12:43:00Z</dc:date>
    <meta:template xlink:href="Normal" xlink:type="simple"/>
    <meta:editing-cycles>3</meta:editing-cycles>
    <meta:editing-duration>PT60S</meta:editing-duration>
    <meta:document-statistic meta:page-count="1" meta:paragraph-count="4" meta:word-count="300" meta:character-count="2007" meta:row-count="14" meta:non-whitespace-character-count="1711"/>
  </office:meta>
</office:document-meta>
</file>